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3000005898E9D6981.png" manifest:media-type="image/png"/>
  <manifest:file-entry manifest:full-path="Pictures/100000000000062700000276CE0975BE.jpg" manifest:media-type="image/jpeg"/>
  <manifest:file-entry manifest:full-path="Pictures/10000000000001B10000008EFADA97E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srf2-title">
      <style:graphic-properties fo:min-height="3.18cm"/>
    </style:style>
    <style:style style:name="pr2" style:family="presentation" style:parent-style-name="esrf2-subtitle">
      <style:graphic-properties draw:fill-color="#ffffff" fo:min-height="7.2cm"/>
    </style:style>
    <style:style style:name="pr3" style:family="presentation" style:parent-style-name="esrf2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74cm"/>
    </style:style>
    <style:style style:name="pr5" style:family="presentation" style:parent-style-name="Standard-outline1" style:list-style-name="L3">
      <style:graphic-properties fo:min-height="6.9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1.74cm"/>
    </style:style>
    <style:style style:name="pr8" style:family="presentation" style:parent-style-name="Standard-outline1">
      <style:graphic-properties fo:min-height="12.055cm"/>
    </style:style>
    <style:style style:name="pr9" style:family="presentation" style:parent-style-name="Standard-notes">
      <style:graphic-properties draw:fill-color="#ffffff" fo:min-height="13.364cm"/>
    </style:style>
    <style:style style:name="pr10" style:family="presentation" style:parent-style-name="esrf2-title">
      <style:graphic-properties draw:auto-grow-height="true" fo:min-height="3.18cm"/>
    </style:style>
    <style:style style:name="pr11" style:family="presentation" style:parent-style-name="esrf2-outline1">
      <style:graphic-properties fo:min-height="5.019cm"/>
    </style:style>
    <style:style style:name="pr12" style:family="presentation" style:parent-style-name="esrf2-notes">
      <style:graphic-properties draw:fill-color="#ffffff" fo:min-height="13.364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0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érôme Kieffer</presentation:footer-decl>
      <presentation:date-time-decl presentation:name="dtd1" presentation:source="fixed">11/02/2014</presentation:date-time-decl>
      <draw:page draw:name="page1" draw:style-name="dp1" draw:master-page-name="esrf2" presentation:presentation-page-layout-name="AL1T0">
        <draw:frame presentation:style-name="pr1" draw:text-style-name="P1" draw:layer="layout" svg:width="22.859cm" svg:height="3.18cm" svg:x="1.2cm" svg:y="3.02cm" presentation:class="title" presentation:user-transformed="true">
          <draw:text-box>
            <text:p text:style-name="P1"><text:span text:style-name="T1">High Performance Python : Beyond Nympy</text:span></text:p>
          </draw:text-box>
        </draw:frame>
        <draw:frame presentation:style-name="pr2" draw:layer="layout" svg:width="22.351cm" svg:height="7.2cm" svg:x="1.27cm" svg:y="11.6cm" presentation:class="subtitle" presentation:user-transformed="true">
          <draw:text-box>
            <text:p>Jérôme Kieffer</text:p>
            <text:p><text:span text:style-name="T2">Online Data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4" draw:layer="layout" svg:width="24.6cm" svg:height="1.74cm" svg:x="0.8cm" svg:y="0.06cm" presentation:class="title">
          <draw:text-box>
            <text:p>Layout</text:p>
          </draw:text-box>
        </draw:frame>
        <draw:frame presentation:style-name="pr5" draw:layer="layout" svg:width="22.93cm" svg:height="11.048cm" svg:x="1.27cm" svg:y="4.457cm" presentation:class="outline" presentation:user-transformed="true">
          <draw:text-box>
            <text:list text:style-name="L3">
              <text:list-item>
                <text:p><text:s/>No optimization without profiling<text:line-break/></text:p>
              </text:list-item>
              <text:list-item>
                <text:p><text:s/>Cython: Python binary modules in Python</text:p>
                <text:list>
                  <text:list-header>
                    <text:p/>
                  </text:list-header>
                </text:list>
              </text:list-item>
              <text:list-item>
                <text:p><text:s/>PyOpenCL: GPU 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 presentation:user-transformed="true">
          <draw:text-box>
            <text:p>Only optimize profiled code !</text:p>
          </draw:text-box>
        </draw:frame>
        <draw:frame presentation:style-name="pr8" draw:layer="layout" svg:width="22.351cm" svg:height="12.305cm" svg:x="1.27cm" svg:y="3.2cm" presentation:class="outline" presentation:user-transformed="true">
          <draw:text-box>
            <text:list text:style-name="L4">
              <text:list-item>
                <text:p>Use : </text:p>
                <text:list>
                  <text:list-header>
                    <text:p>python -<text:span text:style-name="T3">m</text:span> cprofile -o log my_prog.py</text:p>
                  </text:list-header>
                </text:list>
              </text:list-item>
              <text:list-item>
                <text:p>Visualization :</text:p>
                <text:list>
                  <text:list-item>
                    <text:p>Using <text:span text:style-name="T4">pstats</text:span> module</text:p>
                  </text:list-item>
                  <text:list-item>
                    <text:p>Or better : visualize with <text:s/><text:span text:style-name="T4">runsnake</text:span></text:p>
                  </text:list-item>
                </text:list>
                <text:p/>
              </text:list-item>
              <text:list-item>
                <text:p>Or simply use <text:span text:style-name="T4">time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7" draw:layer="layout" svg:width="24.6cm" svg:height="1.74cm" svg:x="0.8cm" svg:y="0.06cm" presentation:class="title" presentation:user-transformed="true">
          <draw:text-box>
            <text:p>Exercise 0: Profile the code </text:p>
          </draw:text-box>
        </draw:frame>
        <draw:frame presentation:style-name="pr8" draw:layer="layout" svg:width="22.351cm" svg:height="12.305cm" svg:x="1.27cm" svg:y="3.2cm" presentation:class="outline">
          <draw:text-box>
            <text:list text:style-name="L4">
              <text:list-item>
                <text:p>Check if a point is inside a polygon :</text:p>
                <text:list>
                  <text:list-item>
                    <text:p>Code in inside Python_0</text:p>
                  </text:list-item>
                  <text:list-item>
                    <text:p>Profile the code considering :</text:p>
                    <text:list>
                      <text:list-item>
                        <text:p>24-edges polygon</text:p>
                      </text:list-item>
                      <text:list-item>
                        <text:p>1024x1024 pixels in image to check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srf2" presentation:presentation-page-layout-name="AL3T18">
        <draw:frame presentation:style-name="pr10" draw:layer="layout" svg:width="22.859cm" svg:height="3.18cm" svg:x="1.2cm" svg:y="3.02cm" presentation:class="title" presentation:placeholder="true">
          <draw:text-box/>
        </draw:frame>
        <draw:frame presentation:style-name="pr11" draw:layer="layout" svg:width="10.906cm" svg:height="3.433cm" svg:x="1.27cm" svg:y="11.6cm" presentation:class="outline" presentation:placeholder="true">
          <draw:text-box/>
        </draw:frame>
        <draw:frame presentation:style-name="pr11" draw:layer="layout" svg:width="10.906cm" svg:height="3.433cm" svg:x="12.722cm" svg:y="11.6cm" presentation:class="outline" presentation:placeholder="true">
          <draw:text-box/>
        </draw:frame>
        <draw:frame presentation:style-name="pr11" draw:layer="layout" svg:width="10.906cm" svg:height="3.433cm" svg:x="12.722cm" svg:y="15.36cm" presentation:class="outline" presentation:placeholder="true">
          <draw:text-box/>
        </draw:frame>
        <draw:frame presentation:style-name="pr11" draw:layer="layout" svg:width="10.906cm" svg:height="3.433cm" svg:x="1.27cm" svg:y="15.3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srf2-background" style:family="presentation">
      <style:graphic-properties draw:stroke="none" draw:fill="solid" draw:fill-color="#ffffff"/>
      <style:text-properties style:letter-kerning="true"/>
    </style:style>
    <style:style style:name="esrf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rf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rf2-outline1" style:family="presentation">
      <style:graphic-properties draw:stroke="none" draw:fill="none" draw:auto-grow-height="false" draw:fit-to-size="shrink-to-fit">
        <text:list-style style:name="esrf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98d4" style:text-outline="false" style:text-line-through-style="none" fo:font-family="Arial" fo:font-size="18pt" fo:letter-spacing="normal" fo:language="fr" fo:country="FR" fo:font-style="normal" fo:text-shadow="none" style:text-underline-style="none" fo:font-weight="bold" style:letter-kerning="true" style:font-family-asian="'Droid Sans'" style:font-family-generic-asian="system" style:font-pitch-asian="variable" style:font-size-asian="18pt" style:language-asian="fr" style:country-asian="FR" style:font-style-asian="normal" style:font-weight-asian="bold" style:font-family-complex="FreeSans" style:font-family-generic-complex="system" style:font-pitch-complex="variable" style:font-size-complex="18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esrf2-outline2" style:family="presentation" style:parent-style-name="esrf2-outline1">
      <style:paragraph-properties fo:margin-top="0cm" fo:margin-bottom="0.4cm" fo:line-height="105%" fo:text-align="start" style:punctuation-wrap="hanging"/>
      <style:text-properties fo:color="#000000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esrf2-outline3" style:family="presentation" style:parent-style-name="esrf2-outline2">
      <style:paragraph-properties fo:margin-top="0cm" fo:margin-bottom="0.3cm" fo:line-height="110%" fo:text-align="start" style:punctuation-wrap="hanging"/>
      <style:text-properties fo:color="#000000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esrf2-outline4" style:family="presentation" style:parent-style-name="esrf2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 fo:hyphenate="false"/>
    </style:style>
    <style:style style:name="esrf2-outline5" style:family="presentation" style:parent-style-name="esrf2-outline4">
      <style:paragraph-properties fo:margin-top="0cm" fo:margin-bottom="0.1cm"/>
      <style:text-properties fo:font-size="20pt" style:font-size-asian="20pt" style:font-size-complex="20pt"/>
    </style:style>
    <style:style style:name="esrf2-outline6" style:family="presentation" style:parent-style-name="esrf2-outline5">
      <style:paragraph-properties fo:margin-top="0cm" fo:margin-bottom="0.1cm"/>
      <style:text-properties fo:font-size="20pt" style:font-size-asian="20pt" style:font-size-complex="20pt"/>
    </style:style>
    <style:style style:name="esrf2-outline7" style:family="presentation" style:parent-style-name="esrf2-outline6">
      <style:paragraph-properties fo:margin-top="0cm" fo:margin-bottom="0.1cm"/>
      <style:text-properties fo:font-size="20pt" style:font-size-asian="20pt" style:font-size-complex="20pt"/>
    </style:style>
    <style:style style:name="esrf2-outline8" style:family="presentation" style:parent-style-name="esrf2-outline7">
      <style:paragraph-properties fo:margin-top="0cm" fo:margin-bottom="0.1cm"/>
      <style:text-properties fo:font-size="20pt" style:font-size-asian="20pt" style:font-size-complex="20pt"/>
    </style:style>
    <style:style style:name="esrf2-outline9" style:family="presentation" style:parent-style-name="esrf2-outline8">
      <style:paragraph-properties fo:margin-top="0cm" fo:margin-bottom="0.1cm"/>
      <style:text-properties fo:font-size="20pt" style:font-size-asian="20pt" style:font-size-complex="20pt"/>
    </style:style>
    <style:style style:name="esrf2-subtitle" style:family="presentation">
      <style:graphic-properties draw:stroke="none" draw:fill="none" draw:textarea-vertical-align="middle">
        <text:list-style style:name="esrf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rf2-title" style:family="presentation">
      <style:graphic-properties draw:stroke="none" draw:fill="none" draw:textarea-vertical-align="middle">
        <text:list-style style:name="esrf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fr" style:country-asian="FR" style:font-style-asian="normal" style:font-weight-asian="normal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32577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srf2-backgroundobjects">
      <style:graphic-properties draw:stroke="none" draw:fill="none" draw:fill-color="#ffffff" draw:auto-grow-height="false" fo:min-height="1.485cm"/>
    </style:style>
    <style:style style:name="Mpr2" style:family="presentation" style:parent-style-name="esrf2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svg:stroke-color="#000080" draw:fill="solid" draw:fill-color="#000080" draw:textarea-vertical-align="middle" draw:auto-grow-height="fals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314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family="Arial" style:font-family-generic="swiss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esrf2" style:page-layout-name="PM1" draw:style-name="Mdp1">
      <draw:frame draw:name="Image 8" draw:style-name="Mgr3" draw:text-style-name="MP3" draw:layer="backgroundobjects" drawooo:display="printer" svg:width="5.488cm" svg:height="1.799cm" svg:x="19.9cm" svg:y="17.25cm">
        <draw:image xlink:href="Pictures/10000000000001B10000008EFADA97E3.jpg" xlink:type="simple" xlink:show="embed" xlink:actuate="onLoad">
          <text:p/>
        </draw:image>
      </draw:frame>
      <draw:custom-shape draw:name="Rectangle 7" draw:style-name="Mgr4" draw:text-style-name="MP4" draw:layer="backgroundobjects" drawooo:display="printer" svg:width="1.379cm" svg:height="1.379cm" svg:x="0.5cm" svg:y="0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3" draw:text-style-name="MP3" draw:layer="backgroundobjects" drawooo:display="printer" svg:width="5.488cm" svg:height="1.799cm" svg:x="19.9cm" svg:y="17.25cm">
        <draw:image xlink:href="Pictures/10000000000001B10000008EFADA97E3.jpg" xlink:type="simple" xlink:show="embed" xlink:actuate="onLoad">
          <text:p/>
        </draw:image>
      </draw:frame>
      <draw:custom-shape draw:name="Rectangle 10" draw:style-name="Mgr4" draw:text-style-name="MP4" draw:layer="backgroundobjects" drawooo:display="printer" svg:width="1.379cm" svg:height="1.379cm" svg:x="0.5cm" svg:y="0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3" draw:text-style-name="MP3" draw:layer="backgroundobjects" svg:width="19.999cm" svg:height="7.999cm" svg:x="2.7cm" svg:y="5.53cm">
        <draw:image xlink:href="Pictures/100000000000062700000276CE0975BE.jpg" xlink:type="simple" xlink:show="embed" xlink:actuate="onLoad">
          <text:p/>
        </draw:image>
      </draw:frame>
      <draw:frame draw:name="Image 14" draw:style-name="Mgr3" draw:text-style-name="MP3" draw:layer="backgroundobjects" svg:width="19.999cm" svg:height="7.999cm" svg:x="2.7cm" svg:y="5.53cm">
        <draw:image xlink:href="Pictures/100000000000062700000276CE0975BE.jpg" xlink:type="simple" xlink:show="embed" xlink:actuate="onLoad">
          <text:p/>
        </draw:image>
      </draw:frame>
      <draw:frame presentation:style-name="esrf2-title" draw:layer="backgroundobjects" svg:width="22.859cm" svg:height="3.18cm" svg:x="1.2cm" svg:y="3.02cm" presentation:class="title" presentation:placeholder="true">
        <draw:text-box/>
      </draw:frame>
      <draw:frame presentation:style-name="esrf2-outline1" draw:layer="backgroundobjects" svg:width="22.351cm" svg:height="7.2cm" svg:x="1.27cm" svg:y="11.6cm" presentation:class="outline" presentation:placeholder="true">
        <draw:text-box/>
      </draw:frame>
      <presentation:notes style:page-layout-name="PM0">
        <draw:page-thumbnail presentation:style-name="esrf2-title" draw:layer="backgroundobjects" svg:width="14.848cm" svg:height="11.136cm" svg:x="3.075cm" svg:y="2.257cm" presentation:class="page"/>
        <draw:frame presentation:style-name="esrf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custom-shape presentation:style-name="Mpr3" draw:text-style-name="MP5" draw:layer="backgroundobjects" svg:width="25.4cm" svg:height="1.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6cm" svg:height="1.74cm" svg:x="0.8cm" svg:y="0.06cm" presentation:class="title" presentation:placeholder="true">
        <draw:text-box/>
      </draw:frame>
      <draw:frame presentation:style-name="Standard-outline1" draw:layer="backgroundobjects" svg:width="22.351cm" svg:height="12.305cm" svg:x="1.27cm" svg:y="3.2cm" presentation:class="outline" presentation:placeholder="true">
        <draw:text-box/>
      </draw:frame>
      <draw:frame presentation:style-name="Mpr4" draw:text-style-name="MP1" draw:layer="backgroundobjects" svg:width="5.917cm" svg:height="1.313cm" svg:x="4.07cm" svg:y="17.854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05cm" svg:height="1.313cm" svg:x="10.586cm" svg:y="17.854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2" draw:layer="backgroundobjects" svg:width="5.917cm" svg:height="1.313cm" svg:x="19.411cm" svg:y="17.854cm" presentation:class="page-number">
        <draw:text-box>
          <text:p text:style-name="MP2"><text:span text:style-name="MT2"><text:page-number>&lt;numéro&gt;</text:page-number></text:span></text:p>
        </draw:text-box>
      </draw:frame>
      <draw:frame draw:style-name="Mgr5" draw:text-style-name="MP5" draw:layer="backgroundobjects" svg:width="2.383cm" svg:height="2.6cm" svg:x="0.5cm" svg:y="16.2cm">
        <draw:image xlink:href="Pictures/1000020100000513000005898E9D6981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2T21:03:55</meta:creation-date>
    <meta:editing-duration>PT46M26S</meta:editing-duration>
    <meta:editing-cycles>6</meta:editing-cycles>
    <meta:generator>LibreOffice/3.5$Linux_X86_64 LibreOffice_project/350m1$Build-2</meta:generator>
    <dc:date>2014-02-02T22:04:19</dc:date>
    <meta:document-statistic meta:object-count="60"/>
  </office:meta>
</office:document-meta>
</file>